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Utils.filter( Collection c , Predicate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Utils.getIndexMap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Utils.Collec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Utils.transform( Collection c , Transformer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Utils.reverse( Map source , Map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Utils.bucket( Collection c , Transformer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